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f68" officeooo:paragraph-rsid="001daf68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4.5937in" fo:min-width="6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7709in" fo:min-width="1.0835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7291in" fo:min-width="1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2.7189in" fo:min-width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2083in" fo:min-width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2091in" fo:min-width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9217in" fo:min-width="0.6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3126in" fo:min-width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custom-shape text:anchor-type="paragraph" draw:z-index="1" draw:name="Shape2" draw:style-name="gr2" svg:width="1.0835in" svg:height="2.7713in" svg:x="0.8256in" svg:y="1.1673in"><text:p/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4689in" svg:height="2.7295in" svg:x="2.6902in" svg:y="1.2091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6776in" svg:height="2.7189in" svg:x="5.1902in" svg:y="1.2091in"><text:p/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0.2815in" svg:height="0.2087in" svg:x="1.7945in" svg:y="1.6465in"><text:p/><draw:enhanced-geometry svg:viewBox="0 0 21600 21600" draw:type="rectangle" draw:enhanced-path="M 0 0 L 21600 0 21600 21600 0 21600 0 0 Z N"/></draw:custom-shape><draw:custom-shape text:anchor-type="paragraph" draw:z-index="5" draw:name="Shape5" draw:style-name="gr5" svg:width="0.2815in" svg:height="0.2087in" svg:x="1.7319in" svg:y="3.111in"><text:p/><draw:enhanced-geometry svg:viewBox="0 0 21600 21600" draw:type="rectangle" draw:enhanced-path="M 0 0 L 21600 0 21600 21600 0 21600 0 0 Z N"/></draw:custom-shape><draw:custom-shape text:anchor-type="paragraph" draw:z-index="6" draw:name="Shape5" draw:style-name="gr5" svg:width="0.2815in" svg:height="0.2087in" svg:x="2.5445in" svg:y="3.0945in"><text:p/><draw:enhanced-geometry svg:viewBox="0 0 21600 21600" draw:type="rectangle" draw:enhanced-path="M 0 0 L 21600 0 21600 21600 0 21600 0 0 Z N"/></draw:custom-shape><draw:custom-shape text:anchor-type="paragraph" draw:z-index="7" draw:name="Shape5" draw:style-name="gr5" svg:width="0.2815in" svg:height="0.2087in" svg:x="2.5445in" svg:y="1.6465in"><text:p/><draw:enhanced-geometry svg:viewBox="0 0 21600 21600" draw:type="rectangle" draw:enhanced-path="M 0 0 L 21600 0 21600 21600 0 21600 0 0 Z N"/></draw:custom-shape><draw:custom-shape text:anchor-type="paragraph" draw:z-index="8" draw:name="Shape5" draw:style-name="gr5" svg:width="0.2815in" svg:height="0.2087in" svg:x="5.0654in" svg:y="3.1091in"><text:p/><draw:enhanced-geometry svg:viewBox="0 0 21600 21600" draw:type="rectangle" draw:enhanced-path="M 0 0 L 21600 0 21600 21600 0 21600 0 0 Z N"/></draw:custom-shape><draw:custom-shape text:anchor-type="paragraph" draw:z-index="9" draw:name="Shape5" draw:style-name="gr6" draw:text-style-name="P2" svg:width="0.2823in" svg:height="0.2094in" svg:x="5.0756in" svg:y="2.5425in"><text:p/><draw:enhanced-geometry svg:viewBox="0 0 21600 21600" draw:type="rectangle" draw:enhanced-path="M 0 0 L 21600 0 21600 21600 0 21600 0 0 Z N"/></draw:custom-shape><draw:custom-shape text:anchor-type="paragraph" draw:z-index="10" draw:name="Shape5" draw:style-name="gr5" svg:width="0.2815in" svg:height="0.2087in" svg:x="5.0445in" svg:y="1.9591in"><text:p/><draw:enhanced-geometry svg:viewBox="0 0 21600 21600" draw:type="rectangle" draw:enhanced-path="M 0 0 L 21600 0 21600 21600 0 21600 0 0 Z N"/></draw:custom-shape><draw:custom-shape text:anchor-type="paragraph" draw:z-index="11" draw:name="Shape5" draw:style-name="gr5" svg:width="0.2815in" svg:height="0.2087in" svg:x="5.0445in" svg:y="1.428in"><text:p/><draw:enhanced-geometry svg:viewBox="0 0 21600 21600" draw:type="rectangle" draw:enhanced-path="M 0 0 L 21600 0 21600 21600 0 21600 0 0 Z N"/></draw:custom-shape><draw:custom-shape text:anchor-type="paragraph" draw:z-index="12" draw:name="Shape5" draw:style-name="gr5" svg:width="0.2815in" svg:height="0.2087in" svg:x="4.0134in" svg:y="3.1154in"><text:p/><draw:enhanced-geometry svg:viewBox="0 0 21600 21600" draw:type="rectangle" draw:enhanced-path="M 0 0 L 21600 0 21600 21600 0 21600 0 0 Z N"/></draw:custom-shape><draw:custom-shape text:anchor-type="paragraph" draw:z-index="13" draw:name="Shape5" draw:style-name="gr5" svg:width="0.2815in" svg:height="0.2087in" svg:x="4.0134in" svg:y="2.5634in"><text:p/><draw:enhanced-geometry svg:viewBox="0 0 21600 21600" draw:type="rectangle" draw:enhanced-path="M 0 0 L 21600 0 21600 21600 0 21600 0 0 Z N"/></draw:custom-shape><draw:custom-shape text:anchor-type="paragraph" draw:z-index="14" draw:name="Shape5" draw:style-name="gr5" svg:width="0.2815in" svg:height="0.2087in" svg:x="4.0236in" svg:y="1.9693in"><text:p/><draw:enhanced-geometry svg:viewBox="0 0 21600 21600" draw:type="rectangle" draw:enhanced-path="M 0 0 L 21600 0 21600 21600 0 21600 0 0 Z N"/></draw:custom-shape><draw:custom-shape text:anchor-type="paragraph" draw:z-index="15" draw:name="Shape5" draw:style-name="gr5" svg:width="0.2815in" svg:height="0.2087in" svg:x="4.0445in" svg:y="1.4382in"><text:p/><draw:enhanced-geometry svg:viewBox="0 0 21600 21600" draw:type="rectangle" draw:enhanced-path="M 0 0 L 21600 0 21600 21600 0 21600 0 0 Z N"/></draw:custom-shape><draw:custom-shape text:anchor-type="paragraph" draw:z-index="0" draw:name="Shape1" draw:style-name="gr1" svg:width="6.6776in" svg:height="4.5941in" svg:x="-0.0409in" svg:y="0.3445in"><text:p/><draw:enhanced-geometry svg:viewBox="0 0 21600 21600" draw:type="rectangle" draw:enhanced-path="M 0 0 L 21600 0 21600 21600 0 21600 0 0 Z N"/></draw:custom-shape><draw:custom-shape text:anchor-type="paragraph" draw:z-index="18" draw:name="Shape6" draw:style-name="gr7" svg:width="0.948in" svg:height="1.3024in" svg:x="0.8984in" svg:y="1.8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6" draw:style-name="gr7" svg:width="0.948in" svg:height="1.3024in" svg:x="2.9508in" svg:y="1.7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6" draw:style-name="gr7" svg:width="0.948in" svg:height="1.3024in" svg:x="5.6071in" svg:y="1.8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7" draw:style-name="gr8" draw:text-style-name="P3" svg:x1="2.0756in" svg:y1="1.7299in" svg:x2="2.5445in" svg:y2="1.7299in"><text:p/></draw:line><draw:line text:anchor-type="paragraph" draw:z-index="20" draw:name="Shape8" draw:style-name="gr8" draw:text-style-name="P3" svg:x1="2.0134in" svg:y1="3.2087in" svg:x2="2.5445in" svg:y2="3.1984in"><text:p/></draw:line><draw:line text:anchor-type="paragraph" draw:z-index="21" draw:name="Shape9" draw:style-name="gr8" draw:text-style-name="P3" svg:x1="4.3256in" svg:y1="1.5425in" svg:x2="5.0445in" svg:y2="1.5425in"><text:p/></draw:line><draw:line text:anchor-type="paragraph" draw:z-index="22" draw:name="Shape10" draw:style-name="gr8" draw:text-style-name="P3" svg:x1="4.3047in" svg:y1="2.063in" svg:x2="5.0445in" svg:y2="2.0528in"><text:p/></draw:line><draw:line text:anchor-type="paragraph" draw:z-index="23" draw:name="Shape12" draw:style-name="gr8" draw:text-style-name="P3" svg:x1="4.2945in" svg:y1="3.2402in" svg:x2="5.0654in" svg:y2="3.2299in"><text:p/></draw:line><draw:line text:anchor-type="paragraph" draw:z-index="24" draw:name="Shape11" draw:style-name="gr8" draw:text-style-name="P3" svg:x1="4.2945in" svg:y1="2.6776in" svg:x2="5.0756in" svg:y2="2.6673in"><text:p/></draw:line><draw:frame text:anchor-type="paragraph" draw:z-index="25" draw:name="Shape13" draw:style-name="gr9" svg:width="0.8752in" svg:height="0.3858in" svg:x="0.9091in" svg:y="1.261in"><draw:text-box><text:p>Driver</text:p></draw:text-box></draw:frame><draw:frame text:anchor-type="paragraph" draw:z-index="26" draw:name="Shape14" draw:style-name="gr10" svg:width="0.9276in" svg:height="0.313in" svg:x="2.9819in" svg:y="1.2925in"><draw:text-box><text:p>decoder</text:p></draw:text-box></draw:frame><draw:frame text:anchor-type="paragraph" draw:z-index="27" draw:name="Shape15" draw:style-name="gr11" svg:width="1.0732in" svg:height="0.2713in" svg:x="5.3984in" svg:y="1.261in"><draw:text-box><text:p>monitor</text:p></draw:text-box></draw:frame><draw:frame text:anchor-type="paragraph" draw:z-index="28" draw:name="Shape16" draw:style-name="gr12" svg:width="0.615in" svg:height="0.448in" svg:x="1.1484in" svg:y="2.2299in"><draw:text-box><text:p>drive</text:p></draw:text-box></draw:frame><draw:frame text:anchor-type="paragraph" draw:z-index="29" draw:name="Shape17" draw:style-name="gr13" svg:width="0.5835in" svg:height="0.4378in" svg:x="3.1902in" svg:y="2.2299in"><draw:text-box><text:p>decode</text:p></draw:text-box></draw:frame><draw:frame text:anchor-type="paragraph" draw:z-index="30" draw:name="Shape18" draw:style-name="gr9" svg:width="0.6567in" svg:height="0.3858in" svg:x="5.8047in" svg:y="2.2925in"><draw:text-box><text:p>monito</text:p></draw:text-box></draw:frame><draw:frame text:anchor-type="paragraph" draw:z-index="31" draw:name="Shape19" draw:style-name="gr14" draw:text-style-name="P2" svg:width="0.2606in" svg:height="0.1925in" svg:x="1.8154in" svg:y="1.6465in"><draw:text-box><text:p><text:span text:style-name="T1">d_a</text:span></text:p></draw:text-box></draw:frame><draw:frame text:anchor-type="paragraph" draw:z-index="32" draw:name="Shape20" draw:style-name="gr15" svg:width="0.3752in" svg:height="0.2543in" svg:x="1.7319in" svg:y="3.111in"><draw:text-box><text:p>d_b</text:p></draw:text-box></draw:frame><draw:frame text:anchor-type="paragraph" draw:z-index="34" draw:name="Shape22" draw:style-name="gr17" svg:width="0.1461in" svg:height="0.3232in" svg:x="2.6799in" svg:y="1.6465in"><draw:text-box><text:p>a</text:p></draw:text-box></draw:frame><draw:frame text:anchor-type="paragraph" draw:z-index="35" draw:name="Shape23" draw:style-name="gr18" svg:width="0.1252in" svg:height="0.365in" svg:x="2.6902in" svg:y="3.1154in"><draw:text-box><text:p>b</text:p></draw:text-box></draw:frame><draw:line text:anchor-type="paragraph" draw:z-index="36" draw:name="Shape36" draw:style-name="gr8" draw:text-style-name="P4" svg:x1="2.378in" svg:y1="4.3965in" svg:x2="6.1488in" svg:y2="4.3654in"><text:p/></draw:line><draw:frame text:anchor-type="paragraph" draw:z-index="37" draw:name="Shape25" draw:style-name="gr19" svg:width="0.2398in" svg:height="0.3024in" svg:x="2.1591in" svg:y="3.0528in"><draw:text-box><text:p>in2</text:p></draw:text-box></draw:frame><draw:frame text:anchor-type="paragraph" draw:z-index="38" draw:name="Shape26" draw:style-name="gr20" svg:width="0.1461in" svg:height="0.2087in" svg:x="4.1591in" svg:y="1.4382in"><draw:text-box><text:p>c</text:p></draw:text-box></draw:frame><draw:frame text:anchor-type="paragraph" draw:z-index="39" draw:name="Shape27" draw:style-name="gr21" svg:width="0.1669in" svg:height="0.198in" svg:x="4.1591in" svg:y="1.9799in"><draw:text-box><text:p>d</text:p></draw:text-box></draw:frame><draw:frame text:anchor-type="paragraph" draw:z-index="40" draw:name="Shape28" draw:style-name="gr22" svg:width="0.1461in" svg:height="0.3335in" svg:x="4.1382in" svg:y="2.5634in"><draw:text-box><text:p>e</text:p></draw:text-box></draw:frame><draw:frame text:anchor-type="paragraph" draw:z-index="41" draw:name="Shape29" draw:style-name="gr23" svg:width="0.198in" svg:height="0.3441in" svg:x="4.1591in" svg:y="3.1154in"><draw:text-box><text:p>f</text:p></draw:text-box></draw:frame><draw:frame text:anchor-type="paragraph" draw:z-index="42" draw:name="Shape30" draw:style-name="gr17" svg:width="0.3961in" svg:height="0.3232in" svg:x="5.0445in" svg:y="1.9591in"><draw:text-box><text:p>m_d</text:p></draw:text-box></draw:frame><draw:frame text:anchor-type="paragraph" draw:z-index="43" draw:name="Shape31" draw:style-name="gr24" svg:width="0.3024in" svg:height="0.3543in" svg:x="5.0756in" svg:y="2.5319in"><draw:text-box><text:p>m_e</text:p></draw:text-box></draw:frame><draw:frame text:anchor-type="paragraph" draw:z-index="44" draw:name="Shape32" draw:style-name="gr18" svg:width="0.3024in" svg:height="0.365in" svg:x="5.0654in" svg:y="3.1047in"><draw:text-box><text:p>m_f</text:p></draw:text-box></draw:frame><draw:custom-shape text:anchor-type="paragraph" draw:z-index="45" draw:name="Shape33" draw:style-name="gr25" svg:width="0.365in" svg:height="0.313in" svg:x="5.9402in" svg:y="1.0425in"><text:p/><draw:enhanced-geometry svg:viewBox="0 0 21600 21600" draw:type="rectangle" draw:enhanced-path="M 0 0 L 21600 0 21600 21600 0 21600 0 0 Z N"/></draw:custom-shape><draw:custom-shape text:anchor-type="paragraph" draw:z-index="46" draw:name="Shape33" draw:style-name="gr25" svg:width="0.365in" svg:height="0.313in" svg:x="5.961in" svg:y="3.761in"><text:p/><draw:enhanced-geometry svg:viewBox="0 0 21600 21600" draw:type="rectangle" draw:enhanced-path="M 0 0 L 21600 0 21600 21600 0 21600 0 0 Z N"/></draw:custom-shape><draw:frame text:anchor-type="paragraph" draw:z-index="47" draw:name="Shape34" draw:style-name="gr26" svg:width="0.5004in" svg:height="0.2398in" svg:x="5.9925in" svg:y="1.0945in"><draw:text-box><text:p>m_a</text:p></draw:text-box></draw:frame><draw:frame text:anchor-type="paragraph" draw:z-index="48" draw:name="Shape35" draw:style-name="gr27" svg:width="0.4606in" svg:height="0.4587in" svg:x="6.0319in" svg:y="3.8134in"><draw:text-box><text:p>m_b</text:p></draw:text-box></draw:frame><draw:line text:anchor-type="paragraph" draw:z-index="49" draw:name="Shape36" draw:style-name="gr8" draw:text-style-name="P3" svg:x1="2.1382in" svg:y1="1.7299in" svg:x2="2.1484in" svg:y2="0.7717in"><text:p/></draw:line><draw:line text:anchor-type="paragraph" draw:z-index="50" draw:name="Shape36" draw:style-name="gr8" draw:text-style-name="P3" svg:x1="2.1484in" svg:y1="0.7819in" svg:x2="6.1382in" svg:y2="0.7819in"><text:p/></draw:line><draw:line text:anchor-type="paragraph" draw:z-index="51" draw:name="Shape36" draw:style-name="gr8" draw:text-style-name="P3" svg:x1="6.1382in" svg:y1="1.0421in" svg:x2="6.1382in" svg:y2="0.7819in"><text:p/></draw:line><draw:line text:anchor-type="paragraph" draw:z-index="52" draw:name="Shape36" draw:style-name="gr8" draw:text-style-name="P3" svg:x1="2.378in" svg:y1="4.3965in" svg:x2="2.3988in" svg:y2="3.1984in"><text:p/></draw:line><draw:line text:anchor-type="paragraph" draw:z-index="53" draw:name="Shape36" draw:style-name="gr8" draw:text-style-name="P3" svg:x1="2.1382in" svg:y1="1.7299in" svg:x2="2.1484in" svg:y2="0.7717in"><text:p/></draw:line><draw:line text:anchor-type="paragraph" draw:z-index="54" draw:name="Shape36" draw:style-name="gr8" draw:text-style-name="P3" svg:x1="6.1484in" svg:y1="4.3654in" svg:x2="6.1484in" svg:y2="4.0736in"><text:p/></draw:line><draw:frame text:anchor-type="paragraph" draw:z-index="55" draw:name="Shape24" draw:style-name="gr22" svg:width="0.448in" svg:height="0.3335in" svg:x="4.5445in" svg:y="1.3547in"><draw:text-box><text:p>out1</text:p></draw:text-box></draw:frame><draw:frame text:anchor-type="paragraph" draw:z-index="56" draw:name="Shape37" draw:style-name="gr10" svg:width="0.365in" svg:height="0.313in" svg:x="4.5547in" svg:y="1.8654in"><draw:text-box><text:p>out2</text:p></draw:text-box></draw:frame><draw:frame text:anchor-type="paragraph" draw:z-index="57" draw:name="Shape38" draw:style-name="gr24" svg:width="0.4276in" svg:height="0.3543in" svg:x="4.5445in" svg:y="2.4799in"><draw:text-box><text:p>out3</text:p></draw:text-box></draw:frame><draw:frame text:anchor-type="paragraph" draw:z-index="58" draw:name="Shape39" draw:style-name="gr28" svg:width="0.3961in" svg:height="0.4795in" svg:x="4.5445in" svg:y="3.0319in"><draw:text-box><text:p>out4</text:p></draw:text-box></draw:frame><draw:frame text:anchor-type="paragraph" draw:z-index="33" draw:name="Shape21" draw:style-name="gr16" svg:width="0.4067in" svg:height="0.4067in" svg:x="5.0445in" svg:y="1.428in"><draw:text-box><text:p>m_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33:00.187621909</meta:creation-date>
    <dc:date>2016-11-16T10:28:32.656628774</dc:date>
    <meta:editing-duration>PT35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